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fo:min-height="1.424cm"/>
    </style:style>
    <style:style style:name="pr1" style:family="presentation" style:parent-style-name="Default-title">
      <style:graphic-properties draw:auto-grow-height="true" fo:min-height="2.631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title" style:list-style-name="L3">
      <style:graphic-properties draw:stroke="none" draw:fill="none" fo:min-height="1.11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2.631cm"/>
    </style:style>
    <style:style style:name="pr6" style:family="presentation" style:parent-style-name="Default-outline1">
      <style:graphic-properties fo:min-height="11.45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margin-left="0cm" fo:margin-right="0cm" fo:text-indent="0cm"/>
      <style:text-properties fo:font-size="13pt" fo:font-weight="normal" style:font-size-asian="13pt" style:font-size-complex="13pt"/>
    </style:style>
    <style:style style:name="P4" style:family="paragraph">
      <loext:graphic-properties draw:fill="none"/>
      <style:paragraph-properties fo:margin-left="0cm" fo:margin-right="0cm" fo:text-indent="0cm"/>
      <style:text-properties fo:font-size="13pt" fo:font-weight="normal" style:font-size-asian="13pt" style:font-size-complex="13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line-height="100%" fo:text-align="center" fo:text-indent="0cm" style:line-break="strict"/>
    </style:style>
    <style:style style:name="P8" style:family="paragraph">
      <loext:graphic-properties draw:fill="none"/>
      <style:paragraph-properties fo:margin-left="0cm" fo:margin-right="0cm" fo:line-height="100%" fo:text-align="center" fo:text-indent="0cm" style:line-break="stric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ccff00" fo:font-size="13pt" fo:language="en" fo:country="AU" fo:font-weight="normal" style:font-size-asian="13pt" style:language-asian="en" style:country-asian="AU" style:font-size-complex="13pt" style:language-complex="en" style:country-complex="AU"/>
    </style:style>
    <style:style style:name="T4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631cm" svg:x="0cm" svg:y="0.626cm" presentation:class="title">
          <draw:text-box>
            <text:p><text:span text:style-name="T1">What a friend we have in Jesus</text:span></text:p>
          </draw:text-box>
        </draw:frame>
        <draw:frame presentation:style-name="pr2" draw:text-style-name="P2" draw:layer="layout" svg:width="28cm" svg:height="11.7cm" svg:x="0cm" svg:y="3.899cm" presentation:class="outline">
          <draw:text-box>
            <text:list text:style-name="L2">
              <text:list-item>
                <text:p><text:span text:style-name="T2">What a Friend we have in Jesus, </text:span></text:p>
              </text:list-item>
              <text:list-item>
                <text:p><text:span text:style-name="T2">All our sins and griefs to bear! </text:span></text:p>
              </text:list-item>
              <text:list-item>
                <text:p><text:span text:style-name="T2">What a privilege to carry </text:span></text:p>
              </text:list-item>
              <text:list-item>
                <text:p><text:span text:style-name="T2">Everything to God in prayer! </text:span></text:p>
              </text:list-item>
              <text:list-item>
                <text:p><text:span text:style-name="T2"/></text:p>
              </text:list-item>
            </text:list>
          </draw:text-box>
        </draw:frame>
        <draw:frame presentation:style-name="pr3" draw:text-style-name="P4" draw:layer="layout" svg:width="5cm" svg:height="1.119cm" svg:x="10.4cm" svg:y="2.521cm">
          <draw:text-box>
            <text:p text:style-name="P3"><text:span text:style-name="T3">(Joseph M. Scriven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5" draw:layer="layout" svg:width="28cm" svg:height="2.631cm" svg:x="0cm" svg:y="0.626cm" presentation:class="title" presentation:placeholder="true">
          <draw:text-box/>
        </draw:frame>
        <draw:frame presentation:style-name="pr6" draw:layer="layout" svg:width="28cm" svg:height="11.7cm" svg:x="0cm" svg:y="3.899cm" presentation:class="outline">
          <draw:text-box>
            <text:list text:style-name="L2">
              <text:list-item>
                <text:p><text:span text:style-name="T2">O what peace we often forfeit, </text:span></text:p>
              </text:list-item>
              <text:list-item>
                <text:p><text:span text:style-name="T2">O what needless pain we bear, </text:span></text:p>
              </text:list-item>
              <text:list-item>
                <text:p><text:span text:style-name="T2">All because we do not carry </text:span></text:p>
              </text:list-item>
              <text:list-item>
                <text:p><text:span text:style-name="T2">Everything to God in pray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631cm" svg:x="0cm" svg:y="0.626cm" presentation:class="title" presentation:placeholder="true">
          <draw:text-box/>
        </draw:frame>
        <draw:frame presentation:style-name="pr2" draw:layer="layout" svg:width="28cm" svg:height="11.7cm" svg:x="0cm" svg:y="3.899cm" presentation:class="outline">
          <draw:text-box>
            <text:list text:style-name="L2">
              <text:list-item>
                <text:p><text:span text:style-name="T2">Have we trials and temptations? </text:span></text:p>
              </text:list-item>
              <text:list-item>
                <text:p><text:span text:style-name="T2">Is there trouble anywhere?</text:span></text:p>
              </text:list-item>
              <text:list-item>
                <text:p><text:span text:style-name="T2">We should never be discouraged; </text:span></text:p>
              </text:list-item>
              <text:list-item>
                <text:p><text:span text:style-name="T2">Take it to the Lord in pray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1cm" svg:x="0cm" svg:y="0.626cm" presentation:class="title" presentation:placeholder="true">
          <draw:text-box/>
        </draw:frame>
        <draw:frame presentation:style-name="pr2" draw:text-style-name="P2" draw:layer="layout" svg:width="28cm" svg:height="11.7cm" svg:x="0cm" svg:y="3.899cm" presentation:class="outline">
          <draw:text-box>
            <text:list text:style-name="L2">
              <text:list-item>
                <text:p><text:span text:style-name="T2">Can we find a friend so faithful </text:span></text:p>
              </text:list-item>
              <text:list-item>
                <text:p><text:span text:style-name="T2">Who will all our sorrows share?</text:span></text:p>
              </text:list-item>
              <text:list-item>
                <text:p><text:span text:style-name="T2">Jesus knows our every weakness; </text:span></text:p>
              </text:list-item>
              <text:list-item>
                <text:p><text:span text:style-name="T2">Take it to the Lord in pray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631cm" svg:x="0cm" svg:y="0.626cm" presentation:class="title" presentation:placeholder="true">
          <draw:text-box/>
        </draw:frame>
        <draw:frame presentation:style-name="pr2" draw:text-style-name="P2" draw:layer="layout" svg:width="28cm" svg:height="11.7cm" svg:x="0cm" svg:y="3.899cm" presentation:class="outline">
          <draw:text-box>
            <text:list text:style-name="L2">
              <text:list-item>
                <text:p><text:span text:style-name="T2">Are we weak and heavy laden, </text:span></text:p>
              </text:list-item>
              <text:list-item>
                <text:p><text:span text:style-name="T2">Cumbered with a load of care?</text:span></text:p>
              </text:list-item>
              <text:list-item>
                <text:p><text:span text:style-name="T2">Precious Savior, still our refuge, </text:span></text:p>
              </text:list-item>
              <text:list-item>
                <text:p><text:span text:style-name="T2">Take it to the Lord in pray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5" draw:layer="layout" svg:width="28cm" svg:height="2.631cm" svg:x="0cm" svg:y="0.626cm" presentation:class="title" presentation:placeholder="true">
          <draw:text-box/>
        </draw:frame>
        <draw:frame presentation:style-name="pr6" draw:text-style-name="P2" draw:layer="layout" svg:width="28cm" svg:height="11.7cm" svg:x="0cm" svg:y="3.899cm" presentation:class="outline">
          <draw:text-box>
            <text:list text:style-name="L2">
              <text:list-item>
                <text:p text:style-name="P2"><text:span text:style-name="T2">Do your friends despise, forsake you? </text:span></text:p>
              </text:list-item>
              <text:list-item>
                <text:p text:style-name="P2"><text:span text:style-name="T2">Take it to the Lord in prayer! </text:span></text:p>
              </text:list-item>
              <text:list-item>
                <text:p text:style-name="P2"><text:span text:style-name="T2">In His arms He'll take and shield you; </text:span></text:p>
              </text:list-item>
              <text:list-item>
                <text:p text:style-name="P2"><text:span text:style-name="T2">You will find a solace ther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5" draw:layer="layout" svg:width="28cm" svg:height="2.631cm" svg:x="0cm" svg:y="0.626cm" presentation:class="title" presentation:placeholder="true">
          <draw:text-box/>
        </draw:frame>
        <draw:frame presentation:style-name="pr6" draw:text-style-name="P2" draw:layer="layout" svg:width="28cm" svg:height="11.7cm" svg:x="0cm" svg:y="3.899cm" presentation:class="outline">
          <draw:text-box>
            <text:list text:style-name="L2">
              <text:list-item>
                <text:p text:style-name="P2"><text:span text:style-name="T2">Blessed Savior, Thou hast promised </text:span></text:p>
              </text:list-item>
              <text:list-item>
                <text:p text:style-name="P2"><text:span text:style-name="T2">Thou wilt all our burdens bear</text:span></text:p>
              </text:list-item>
              <text:list-item>
                <text:p text:style-name="P2"><text:span text:style-name="T2">May we ever, Lord, be bringing </text:span></text:p>
              </text:list-item>
              <text:list-item>
                <text:p text:style-name="P2"><text:span text:style-name="T2">All to Thee in earnest pray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5" draw:layer="layout" svg:width="28cm" svg:height="2.631cm" svg:x="0cm" svg:y="0.626cm" presentation:class="title" presentation:placeholder="true">
          <draw:text-box/>
        </draw:frame>
        <draw:frame presentation:style-name="pr6" draw:text-style-name="P2" draw:layer="layout" svg:width="28cm" svg:height="11.7cm" svg:x="0cm" svg:y="3.899cm" presentation:class="outline">
          <draw:text-box>
            <text:list text:style-name="L2">
              <text:list-item>
                <text:p text:style-name="P2"><text:span text:style-name="T2">Soon in glory bright unclouded </text:span></text:p>
              </text:list-item>
              <text:list-item>
                <text:p text:style-name="P2"><text:span text:style-name="T2">There will be no need for prayer</text:span></text:p>
              </text:list-item>
              <text:list-item>
                <text:p text:style-name="P2"><text:span text:style-name="T2">Rapture, praise and endless worship </text:span></text:p>
              </text:list-item>
              <text:list-item>
                <text:p text:style-name="P2"><text:span text:style-name="T2">Will be our sweet portion there.</text:span></text:p>
              </text:list-item>
              <text:list-item>
                <text:p text:style-name="P2"><text:span text:style-name="T2"/></text:p>
              </text:list-item>
            </text:list>
          </draw:text-box>
        </draw:frame>
        <draw:frame draw:style-name="gr2" draw:text-style-name="P8" draw:layer="layout" svg:width="8.6cm" svg:height="1.674cm" svg:x="9.4cm" svg:y="12.926cm">
          <draw:text-box>
            <text:p text:style-name="P7"><text:span text:style-name="T4">Words &amp; Music: Joseph M. Scriven</text:span></text:p>
            <text:p text:style-name="P7"><text:span text:style-name="T4">©Public Domain</text:span></text:p>
            <text:p text:style-name="P7"><text:span text:style-name="T4">Used by Permission. CCLI License #8935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2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5cm" fo:margin-right="0cm" fo:margin-top="0cm" fo:margin-bottom="0.374cm" fo:line-height="94%" fo:text-align="center" fo:text-indent="-0.785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9.7999992370605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cm" fo:margin-right="0cm" fo:margin-top="0cm" fo:margin-bottom="0.296cm" fo:line-height="94%" fo:text-align="center" fo:text-indent="-0.652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.7000007629395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cm" fo:margin-right="0cm" fo:margin-top="0cm" fo:margin-bottom="0.223cm" fo:line-height="94%" fo:text-align="center" fo:text-indent="-0.523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.200000762939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1cm" fo:margin-right="0cm" fo:margin-top="0cm" fo:margin-bottom="0.148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2cm" fo:margin-right="0cm" fo:margin-top="0cm" fo:margin-bottom="0.075cm" fo:line-height="94%" fo:text-align="center" fo:text-indent="-0.524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4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38.7000007629395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cm" svg:height="2.631cm" svg:x="0cm" svg:y="0.626cm" presentation:class="title" presentation:placeholder="true">
        <draw:text-box/>
      </draw:frame>
      <draw:frame presentation:style-name="Mpr1" draw:layer="backgroundobjects" svg:width="28cm" svg:height="11.7cm" svg:x="0cm" svg:y="3.899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63cm" svg:x="0cm" svg:y="0.627cm" presentation:class="title" presentation:placeholder="true">
        <draw:text-box/>
      </draw:frame>
      <draw:frame presentation:style-name="Mpr4" draw:layer="backgroundobjects" svg:width="28cm" svg:height="11.85cm" svg:x="0cm" svg:y="3.899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7.99cm" svg:height="2.622cm" svg:x="-0.001cm" svg:y="0.625cm" presentation:class="title" presentation:placeholder="true">
        <draw:text-box/>
      </draw:frame>
      <draw:frame presentation:style-name="Title1-outline1" draw:layer="backgroundobjects" svg:width="27.99cm" svg:height="9.126cm" svg:x="-0.001cm" svg:y="3.899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4cm" svg:height="1.085cm" svg:x="9.575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rect draw:style-name="Mgr3" draw:text-style-name="MP7" draw:layer="backgroundobjects" svg:width="21cm" svg:height="29.7cm" svg:x="0cm" svg:y="0cm">
          <text:p/>
        </draw:rect>
        <draw:custom-shape draw:style-name="Mgr4" draw:text-style-name="MP8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10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9" draw:text-style-name="MP12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frame presentation:style-name="Mpr10" draw:text-style-name="MP10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11" draw:text-style-name="MP12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8-02-24T17:34:07.945036280</dc:date>
    <meta:editing-duration>PT12H13M39S</meta:editing-duration>
    <meta:editing-cycles>36</meta:editing-cycles>
    <meta:generator>LibreOffice/5.1.6.2$Linux_X86_64 LibreOffice_project/10m0$Build-2</meta:generator>
    <meta:document-statistic meta:object-count="73"/>
  </office:meta>
</office:document-meta>
</file>